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6mm" fo:break-before="auto" style:use-optimal-row-height="true"/>
    </style:style>
    <style:style style:name="ro5" style:family="table-row">
      <style:table-row-properties style:row-height="13.46mm" fo:break-before="auto" style:use-optimal-row-height="true"/>
    </style:style>
    <style:style style:name="ro6" style:family="table-row">
      <style:table-row-properties style:row-height="18.27mm" fo:break-before="auto" style:use-optimal-row-height="true"/>
    </style:style>
    <style:style style:name="ro7" style:family="table-row">
      <style:table-row-properties style:row-height="9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bbe33d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e994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2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3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4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5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6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7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8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9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0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1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2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3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4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Heals the crew member only when he’s not hungry</text:p>
          </table:table-cell>
          <table:table-cell office:value-type="float" office:value="6" calcext:value-type="float">
            <text:p>6</text:p>
          </table:table-cell>
          <table:table-cell table:formula="of:=ROUND( ([.H15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6]+1)*5) + RANDBETWEEN(-3;3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7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8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19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0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1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2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3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umsteak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4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Greatly heals the crew member only when he’s not hungry</text:p>
          </table:table-cell>
          <table:table-cell office:value-type="float" office:value="8" calcext:value-type="float">
            <text:p>8</text:p>
          </table:table-cell>
          <table:table-cell table:formula="of:=ROUND( ([.H25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6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7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8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29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0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1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2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3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4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5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6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7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8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39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office:value-type="string" calcext:value-type="string">
            <text:p>Heals the crew member a little bit only when he’s not hungry</text:p>
          </table:table-cell>
          <table:table-cell office:value-type="float" office:value="4" calcext:value-type="float">
            <text:p>4</text:p>
          </table:table-cell>
          <table:table-cell table:formula="of:=ROUND( ([.H40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ock on a stick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G2] * 10 - RANDBETWEEN(-4;4)" office:value-type="float" office:value="13" calcext:value-type="float">
            <text:p>13</text:p>
          </table:table-cell>
          <table:table-cell table:style-name="ce8" table:formula="of:=ROUND( (['b - Armes'.D2]*1.5) + RANDBETWEEN(0;10) )" office:value-type="float" office:value="26" calcext:value-type="float">
            <text:p>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akeshift Bludgeon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G3] * 10 - RANDBETWEEN(-4;4)" office:value-type="float" office:value="12" calcext:value-type="float">
            <text:p>12</text:p>
          </table:table-cell>
          <table:table-cell table:style-name="ce8" table:formula="of:=ROUND( (['b - Armes'.D3]*1.5) + RANDBETWEEN(0;10) )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Large branch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G4] * 10 - RANDBETWEEN(-4;4)" office:value-type="float" office:value="9" calcext:value-type="float">
            <text:p>9</text:p>
          </table:table-cell>
          <table:table-cell table:style-name="ce8" table:formula="of:=ROUND( (['b - Armes'.D4]*1.5) + RANDBETWEEN(0;10) )"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Planch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G5] * 10 - RANDBETWEEN(-4;4)" office:value-type="float" office:value="9" calcext:value-type="float">
            <text:p>9</text:p>
          </table:table-cell>
          <table:table-cell table:style-name="ce8" table:formula="of:=ROUND( (['b - Armes'.D5]*1.5) + RANDBETWEEN(0;10) )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G6] * 10 - RANDBETWEEN(-4;4)" office:value-type="float" office:value="6" calcext:value-type="float">
            <text:p>6</text:p>
          </table:table-cell>
          <table:table-cell table:style-name="ce8" table:formula="of:=ROUND( (['b - Armes'.D6]*1.5) + RANDBETWEEN(0;10) )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G7] * 10 - RANDBETWEEN(-4;4)" office:value-type="float" office:value="12" calcext:value-type="float">
            <text:p>12</text:p>
          </table:table-cell>
          <table:table-cell table:style-name="ce8" table:formula="of:=ROUND( (['b - Armes'.D7]*1.5) + RANDBETWEEN(0;10) )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G8] * 10 - RANDBETWEEN(-4;4)" office:value-type="float" office:value="11" calcext:value-type="float">
            <text:p>11</text:p>
          </table:table-cell>
          <table:table-cell table:style-name="ce8" table:formula="of:=ROUND( (['b - Armes'.D8]*1.5) + RANDBETWEEN(0;10) )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blunderbuss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G9] * 10 - RANDBETWEEN(-4;4)" office:value-type="float" office:value="8" calcext:value-type="float">
            <text:p>8</text:p>
          </table:table-cell>
          <table:table-cell table:style-name="ce8" table:formula="of:=ROUND( (['b - Armes'.D9]*1.5) + RANDBETWEEN(0;10) )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pistol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G10] * 10 - RANDBETWEEN(-4;4)" office:value-type="float" office:value="10" calcext:value-type="float">
            <text:p>10</text:p>
          </table:table-cell>
          <table:table-cell table:style-name="ce8" table:formula="of:=ROUND( (['b - Armes'.D10]*1.5) + RANDBETWEEN(0;10) )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pistol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G11] * 10 - RANDBETWEEN(-4;4)" office:value-type="float" office:value="12" calcext:value-type="float">
            <text:p>12</text:p>
          </table:table-cell>
          <table:table-cell table:style-name="ce8" table:formula="of:=ROUND( (['b - Armes'.D11]*1.5) + RANDBETWEEN(0;10) )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blunderbuss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G12] * 10 - RANDBETWEEN(-4;4)" office:value-type="float" office:value="13" calcext:value-type="float">
            <text:p>13</text:p>
          </table:table-cell>
          <table:table-cell table:style-name="ce8" table:formula="of:=ROUND( (['b - Armes'.D12]*1.5) + RANDBETWEEN(0;10) )" office:value-type="float" office:value="30" calcext:value-type="float">
            <text:p>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pistol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G13] * 10 - RANDBETWEEN(-4;4)" office:value-type="float" office:value="6" calcext:value-type="float">
            <text:p>6</text:p>
          </table:table-cell>
          <table:table-cell table:style-name="ce8" table:formula="of:=ROUND( (['b - Armes'.D13]*1.5) + RANDBETWEEN(0;10) )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négligée</text:p>
          </table:table-cell>
          <table:table-cell table:style-name="ce36" office:value-type="string" calcext:value-type="string">
            <text:p>Sloppy canon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G14] * 10 - RANDBETWEEN(-4;4)" office:value-type="float" office:value="12" calcext:value-type="float">
            <text:p>12</text:p>
          </table:table-cell>
          <table:table-cell table:style-name="ce8" table:formula="of:=ROUND( (['b - Armes'.D14]*1.5) + RANDBETWEEN(0;10) )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négligé</text:p>
          </table:table-cell>
          <table:table-cell table:style-name="ce36" office:value-type="string" calcext:value-type="string">
            <text:p>Sloppy gun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G15] * 10 - RANDBETWEEN(-4;4)" office:value-type="float" office:value="14" calcext:value-type="float">
            <text:p>14</text:p>
          </table:table-cell>
          <table:table-cell table:style-name="ce8" table:formula="of:=ROUND( (['b - Armes'.D15]*1.5) + RANDBETWEEN(0;10) )" office:value-type="float" office:value="26" calcext:value-type="float">
            <text:p>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T(&quot;C'est un &quot;) &amp; LOWER(['b - Armes'.A16])" office:value-type="string" office:string-value="C'est un epée rouillée" calcext:value-type="string">
            <text:p>C'est un epée rouillée</text:p>
          </table:table-cell>
          <table:table-cell table:style-name="ce17" office:value-type="float" office:value="22" calcext:value-type="float">
            <text:p>22</text:p>
          </table:table-cell>
          <table:table-cell table:style-name="ce8" table:formula="of:=ROUND( (['b - Armes'.D16]*1.5) + RANDBETWEEN(0;10) )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Old Blade</text:p>
          </table:table-cell>
          <table:table-cell table:style-name="ce4" table:formula="of:=T(&quot;C'est un &quot;) &amp; LOWER(['b - Armes'.A17])" office:value-type="string" office:string-value="C'est un pioche de mineur" calcext:value-type="string">
            <text:p>C'est un pioche de mineur</text:p>
          </table:table-cell>
          <table:table-cell table:style-name="ce17" office:value-type="float" office:value="24" calcext:value-type="float">
            <text:p>24</text:p>
          </table:table-cell>
          <table:table-cell table:style-name="ce8" table:formula="of:=ROUND( (['b - Armes'.D17]*1.5) + RANDBETWEEN(0;10) )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2" office:value-type="string" calcext:value-type="string">
            <text:p>Well crafted club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ROUND( (['b - Armes'.D18]*1.5) + RANDBETWEEN(0;10) )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ROUND( (['b - Armes'.D19]*1.5) + RANDBETWEEN(0;10) )" office:value-type="float" office:value="37" calcext:value-type="float">
            <text:p>3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Carved branch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G20] * 10 - RANDBETWEEN(-4;4)" office:value-type="float" office:value="24" calcext:value-type="float">
            <text:p>24</text:p>
          </table:table-cell>
          <table:table-cell table:style-name="ce8" table:formula="of:=ROUND( (['b - Armes'.D20]*1.5) + RANDBETWEEN(0;10) )" office:value-type="float" office:value="37" calcext:value-type="float">
            <text:p>3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canon</text:p>
          </table:table-cell>
          <table:table-cell table:style-name="ce4"/>
          <table:table-cell table:style-name="ce17" table:formula="of:=[.G21] * 10 - RANDBETWEEN(-4;4)" office:value-type="float" office:value="23" calcext:value-type="float">
            <text:p>23</text:p>
          </table:table-cell>
          <table:table-cell table:style-name="ce8" table:formula="of:=ROUND( (['b - Armes'.D21]*1.5) + RANDBETWEEN(0;10) )" office:value-type="float" office:value="42" calcext:value-type="float">
            <text:p>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canon</text:p>
          </table:table-cell>
          <table:table-cell table:style-name="ce4"/>
          <table:table-cell table:style-name="ce17" table:formula="of:=[.G22] * 10 - RANDBETWEEN(-4;4)" office:value-type="float" office:value="16" calcext:value-type="float">
            <text:p>16</text:p>
          </table:table-cell>
          <table:table-cell table:style-name="ce8" table:formula="of:=ROUND( (['b - Armes'.D22]*1.5) + RANDBETWEEN(0;10) )" office:value-type="float" office:value="31" calcext:value-type="float">
            <text:p>3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canon</text:p>
          </table:table-cell>
          <table:table-cell table:style-name="ce4"/>
          <table:table-cell table:style-name="ce17" table:formula="of:=[.G23] * 10 - RANDBETWEEN(-4;4)" office:value-type="float" office:value="21" calcext:value-type="float">
            <text:p>21</text:p>
          </table:table-cell>
          <table:table-cell table:style-name="ce8" table:formula="of:=ROUND( (['b - Armes'.D23]*1.5) + RANDBETWEEN(0;10) )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canon</text:p>
          </table:table-cell>
          <table:table-cell table:style-name="ce4"/>
          <table:table-cell table:style-name="ce17" table:formula="of:=[.G24] * 10 - RANDBETWEEN(-4;4)" office:value-type="float" office:value="20" calcext:value-type="float">
            <text:p>20</text:p>
          </table:table-cell>
          <table:table-cell table:style-name="ce8" table:formula="of:=ROUND( (['b - Armes'.D24]*1.5) + RANDBETWEEN(0;10) )" office:value-type="float" office:value="39" calcext:value-type="float">
            <text:p>3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gun</text:p>
          </table:table-cell>
          <table:table-cell table:style-name="ce4"/>
          <table:table-cell table:style-name="ce17" table:formula="of:=[.G25] * 10 - RANDBETWEEN(-4;4)" office:value-type="float" office:value="21" calcext:value-type="float">
            <text:p>21</text:p>
          </table:table-cell>
          <table:table-cell table:style-name="ce8" table:formula="of:=ROUND( (['b - Armes'.D25]*1.5) + RANDBETWEEN(0;10) )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G26] * 10 - RANDBETWEEN(-4;4)" office:value-type="float" office:value="30" calcext:value-type="float">
            <text:p>30</text:p>
          </table:table-cell>
          <table:table-cell table:style-name="ce8" table:formula="of:=ROUND( (['b - Armes'.D26]*1.5) + RANDBETWEEN(0;10) )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G27] * 10 - RANDBETWEEN(-4;4)" office:value-type="float" office:value="33" calcext:value-type="float">
            <text:p>33</text:p>
          </table:table-cell>
          <table:table-cell table:style-name="ce8" table:formula="of:=ROUND( (['b - Armes'.D27]*1.5) + RANDBETWEEN(0;10) )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G28] * 10 - RANDBETWEEN(-4;4)" office:value-type="float" office:value="32" calcext:value-type="float">
            <text:p>32</text:p>
          </table:table-cell>
          <table:table-cell table:style-name="ce8" table:formula="of:=ROUND( (['b - Armes'.D28]*1.5) + RANDBETWEEN(0;10) )" office:value-type="float" office:value="53" calcext:value-type="float">
            <text:p>5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G29] * 10 - RANDBETWEEN(-4;4)" office:value-type="float" office:value="28" calcext:value-type="float">
            <text:p>28</text:p>
          </table:table-cell>
          <table:table-cell table:style-name="ce8" table:formula="of:=ROUND( (['b - Armes'.D29]*1.5) + RANDBETWEEN(0;10) )" office:value-type="float" office:value="47" calcext:value-type="float">
            <text:p>4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Stone mace</text:p>
          </table:table-cell>
          <table:table-cell table:style-name="ce4" office:value-type="string" calcext:value-type="string">
            <text:p>Long iron sword</text:p>
          </table:table-cell>
          <table:table-cell table:style-name="ce17" table:formula="of:=[.G30] * 10 - RANDBETWEEN(-4;4)" office:value-type="float" office:value="30" calcext:value-type="float">
            <text:p>30</text:p>
          </table:table-cell>
          <table:table-cell table:style-name="ce8" table:formula="of:=ROUND( (['b - Armes'.D30]*1.5) + RANDBETWEEN(0;10) )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G31] * 10 - RANDBETWEEN(-4;4)" office:value-type="float" office:value="30" calcext:value-type="float">
            <text:p>30</text:p>
          </table:table-cell>
          <table:table-cell table:style-name="ce8" table:formula="of:=ROUND( (['b - Armes'.D31]*1.5) + RANDBETWEEN(0;10) )" office:value-type="float" office:value="45" calcext:value-type="float">
            <text:p>4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G32] * 10 - RANDBETWEEN(-4;4)" office:value-type="float" office:value="31" calcext:value-type="float">
            <text:p>31</text:p>
          </table:table-cell>
          <table:table-cell table:style-name="ce8" table:formula="of:=ROUND( (['b - Armes'.D32]*1.5) + RANDBETWEEN(0;10) )" office:value-type="float" office:value="51" calcext:value-type="float">
            <text:p>5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handgun</text:p>
          </table:table-cell>
          <table:table-cell table:style-name="ce4"/>
          <table:table-cell table:style-name="ce17" table:formula="of:=[.G33] * 10 - RANDBETWEEN(-4;4)" office:value-type="float" office:value="28" calcext:value-type="float">
            <text:p>28</text:p>
          </table:table-cell>
          <table:table-cell table:style-name="ce8" table:formula="of:=ROUND( (['b - Armes'.D33]*1.5) + RANDBETWEEN(0;10) )" office:value-type="float" office:value="45" calcext:value-type="float">
            <text:p>4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er’s gun</text:p>
          </table:table-cell>
          <table:table-cell table:style-name="ce4"/>
          <table:table-cell table:style-name="ce17" table:formula="of:=[.G34] * 10 - RANDBETWEEN(-4;4)" office:value-type="float" office:value="33" calcext:value-type="float">
            <text:p>33</text:p>
          </table:table-cell>
          <table:table-cell table:style-name="ce8" table:formula="of:=ROUND( (['b - Armes'.D34]*1.5) + RANDBETWEEN(0;10) )" office:value-type="float" office:value="51" calcext:value-type="float">
            <text:p>5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Vagabond canon</text:p>
          </table:table-cell>
          <table:table-cell table:style-name="ce4"/>
          <table:table-cell table:style-name="ce17" table:formula="of:=[.G35] * 10 - RANDBETWEEN(-4;4)" office:value-type="float" office:value="31" calcext:value-type="float">
            <text:p>31</text:p>
          </table:table-cell>
          <table:table-cell table:style-name="ce8" table:formula="of:=ROUND( (['b - Armes'.D35]*1.5) + RANDBETWEEN(0;10) )" office:value-type="float" office:value="54" calcext:value-type="float">
            <text:p>5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pistol</text:p>
          </table:table-cell>
          <table:table-cell table:style-name="ce4"/>
          <table:table-cell table:style-name="ce17" table:formula="of:=[.G36] * 10 - RANDBETWEEN(-4;4)" office:value-type="float" office:value="28" calcext:value-type="float">
            <text:p>28</text:p>
          </table:table-cell>
          <table:table-cell table:style-name="ce8" table:formula="of:=ROUND( (['b - Armes'.D36]*1.5) + RANDBETWEEN(0;10) )" office:value-type="float" office:value="43" calcext:value-type="float">
            <text:p>4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Bolt gun</text:p>
          </table:table-cell>
          <table:table-cell table:style-name="ce4"/>
          <table:table-cell table:style-name="ce17" table:formula="of:=[.G37] * 10 - RANDBETWEEN(-4;4)" office:value-type="float" office:value="28" calcext:value-type="float">
            <text:p>28</text:p>
          </table:table-cell>
          <table:table-cell table:style-name="ce8" table:formula="of:=ROUND( (['b - Armes'.D37]*1.5) + RANDBETWEEN(0;10) )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bazook</text:p>
          </table:table-cell>
          <table:table-cell table:style-name="ce4"/>
          <table:table-cell table:style-name="ce17" table:formula="of:=[.G38] * 10 - RANDBETWEEN(-4;4)" office:value-type="float" office:value="31" calcext:value-type="float">
            <text:p>31</text:p>
          </table:table-cell>
          <table:table-cell table:style-name="ce8" table:formula="of:=ROUND( (['b - Armes'.D38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gun</text:p>
          </table:table-cell>
          <table:table-cell table:style-name="ce4"/>
          <table:table-cell table:style-name="ce17" table:formula="of:=[.G39] * 10 - RANDBETWEEN(-4;4)" office:value-type="float" office:value="28" calcext:value-type="float">
            <text:p>28</text:p>
          </table:table-cell>
          <table:table-cell table:style-name="ce8" table:formula="of:=ROUND( (['b - Armes'.D39]*1.5) + RANDBETWEEN(0;10) )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2" office:value-type="string" calcext:value-type="string">
            <text:p>Thorny Baton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G40] * 10 - RANDBETWEEN(-4;4)" office:value-type="float" office:value="43" calcext:value-type="float">
            <text:p>43</text:p>
          </table:table-cell>
          <table:table-cell table:style-name="ce8" table:formula="of:=ROUND( (['b - Armes'.D40]*1.5) + RANDBETWEEN(0;10) )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G41] * 10 - RANDBETWEEN(-4;4)" office:value-type="float" office:value="43" calcext:value-type="float">
            <text:p>43</text:p>
          </table:table-cell>
          <table:table-cell table:style-name="ce8" table:formula="of:=ROUND( (['b - Armes'.D41]*1.5) + RANDBETWEEN(0;10) )" office:value-type="float" office:value="73" calcext:value-type="float">
            <text:p>7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Staff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G42] * 10 - RANDBETWEEN(-4;4)" office:value-type="float" office:value="37" calcext:value-type="float">
            <text:p>37</text:p>
          </table:table-cell>
          <table:table-cell table:style-name="ce8" table:formula="of:=ROUND( (['b - Armes'.D42]*1.5) + RANDBETWEEN(0;10) )" office:value-type="float" office:value="65" calcext:value-type="float">
            <text:p>6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G43] * 10 - RANDBETWEEN(-4;4)" office:value-type="float" office:value="43" calcext:value-type="float">
            <text:p>43</text:p>
          </table:table-cell>
          <table:table-cell table:style-name="ce8" table:formula="of:=ROUND( (['b - Armes'.D43]*1.5) + RANDBETWEEN(0;10) )" office:value-type="float" office:value="65" calcext:value-type="float">
            <text:p>6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G44] * 10 - RANDBETWEEN(-4;4)" office:value-type="float" office:value="43" calcext:value-type="float">
            <text:p>43</text:p>
          </table:table-cell>
          <table:table-cell table:style-name="ce8" table:formula="of:=ROUND( (['b - Armes'.D44]*1.5) + RANDBETWEEN(0;10) )" office:value-type="float" office:value="70" calcext:value-type="float">
            <text:p>7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Fine Lam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G45] * 10 - RANDBETWEEN(-4;4)" office:value-type="float" office:value="40" calcext:value-type="float">
            <text:p>40</text:p>
          </table:table-cell>
          <table:table-cell table:style-name="ce8" table:formula="of:=ROUND( (['b - Armes'.D45]*1.5) + RANDBETWEEN(0;10) )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ing pistol</text:p>
          </table:table-cell>
          <table:table-cell table:style-name="ce4"/>
          <table:table-cell table:style-name="ce17" table:formula="of:=[.G46] * 10 - RANDBETWEEN(-4;4)" office:value-type="float" office:value="44" calcext:value-type="float">
            <text:p>44</text:p>
          </table:table-cell>
          <table:table-cell table:style-name="ce8" table:formula="of:=ROUND( (['b - Armes'.D46]*1.5) + RANDBETWEEN(0;10) )" office:value-type="float" office:value="69" calcext:value-type="float">
            <text:p>6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Travelling canon</text:p>
          </table:table-cell>
          <table:table-cell table:style-name="ce4"/>
          <table:table-cell table:style-name="ce17" table:formula="of:=[.G47] * 10 - RANDBETWEEN(-4;4)" office:value-type="float" office:value="40" calcext:value-type="float">
            <text:p>40</text:p>
          </table:table-cell>
          <table:table-cell table:style-name="ce8" table:formula="of:=ROUND( (['b - Armes'.D47]*1.5) + RANDBETWEEN(0;10) )" office:value-type="float" office:value="69" calcext:value-type="float">
            <text:p>6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canon</text:p>
          </table:table-cell>
          <table:table-cell table:style-name="ce4"/>
          <table:table-cell table:style-name="ce17" table:formula="of:=[.G48] * 10 - RANDBETWEEN(-4;4)" office:value-type="float" office:value="38" calcext:value-type="float">
            <text:p>38</text:p>
          </table:table-cell>
          <table:table-cell table:style-name="ce8" table:formula="of:=ROUND( (['b - Armes'.D48]*1.5) + RANDBETWEEN(0;10) )" office:value-type="float" office:value="66" calcext:value-type="float">
            <text:p>6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Well crafted gun</text:p>
          </table:table-cell>
          <table:table-cell table:style-name="ce4"/>
          <table:table-cell table:style-name="ce17" table:formula="of:=[.G49] * 10 - RANDBETWEEN(-4;4)" office:value-type="float" office:value="36" calcext:value-type="float">
            <text:p>36</text:p>
          </table:table-cell>
          <table:table-cell table:style-name="ce8" table:formula="of:=ROUND( (['b - Armes'.D49]*1.5) + RANDBETWEEN(0;10) )" office:value-type="float" office:value="56" calcext:value-type="float">
            <text:p>5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Well crafted canon</text:p>
          </table:table-cell>
          <table:table-cell table:style-name="ce4"/>
          <table:table-cell table:style-name="ce17" table:formula="of:=[.G50] * 10 - RANDBETWEEN(-4;4)" office:value-type="float" office:value="44" calcext:value-type="float">
            <text:p>44</text:p>
          </table:table-cell>
          <table:table-cell table:style-name="ce8" table:formula="of:=ROUND( (['b - Armes'.D50]*1.5) + RANDBETWEEN(0;10) )" office:value-type="float" office:value="66" calcext:value-type="float">
            <text:p>6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puissante</text:p>
          </table:table-cell>
          <table:table-cell table:style-name="ce36" office:value-type="string" calcext:value-type="string">
            <text:p>Powerfull canon</text:p>
          </table:table-cell>
          <table:table-cell table:style-name="ce4"/>
          <table:table-cell table:style-name="ce17" table:formula="of:=[.G51] * 10 - RANDBETWEEN(-4;4)" office:value-type="float" office:value="40" calcext:value-type="float">
            <text:p>40</text:p>
          </table:table-cell>
          <table:table-cell table:style-name="ce8" table:formula="of:=ROUND( (['b - Armes'.D51]*1.5) + RANDBETWEEN(0;10) )" office:value-type="float" office:value="62" calcext:value-type="float">
            <text:p>6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G52] * 10 - RANDBETWEEN(-4;4)" office:value-type="float" office:value="48" calcext:value-type="float">
            <text:p>48</text:p>
          </table:table-cell>
          <table:table-cell table:style-name="ce8" table:formula="of:=ROUND( (['b - Armes'.D52]*1.5) + RANDBETWEEN(0;10) )" office:value-type="float" office:value="77" calcext:value-type="float">
            <text:p>7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G53] * 10 - RANDBETWEEN(-4;4)" office:value-type="float" office:value="46" calcext:value-type="float">
            <text:p>46</text:p>
          </table:table-cell>
          <table:table-cell table:style-name="ce8" table:formula="of:=ROUND( (['b - Armes'.D53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ron Staff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G54] * 10 - RANDBETWEEN(-4;4)" office:value-type="float" office:value="53" calcext:value-type="float">
            <text:p>53</text:p>
          </table:table-cell>
          <table:table-cell table:style-name="ce8" table:formula="of:=ROUND( (['b - Armes'.D54]*1.5) + RANDBETWEEN(0;10) )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ilver Sword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G55] * 10 - RANDBETWEEN(-4;4)" office:value-type="float" office:value="53" calcext:value-type="float">
            <text:p>53</text:p>
          </table:table-cell>
          <table:table-cell table:style-name="ce8" table:formula="of:=ROUND( (['b - Armes'.D55]*1.5) + RANDBETWEEN(0;10) )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G56] * 10 - RANDBETWEEN(-4;4)" office:value-type="float" office:value="46" calcext:value-type="float">
            <text:p>46</text:p>
          </table:table-cell>
          <table:table-cell table:style-name="ce8" table:formula="of:=ROUND( (['b - Armes'.D56]*1.5) + RANDBETWEEN(0;10) )" office:value-type="float" office:value="77" calcext:value-type="float">
            <text:p>7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Steel blad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G57] * 10 - RANDBETWEEN(-4;4)" office:value-type="float" office:value="48" calcext:value-type="float">
            <text:p>48</text:p>
          </table:table-cell>
          <table:table-cell table:style-name="ce8" table:formula="of:=ROUND( (['b - Armes'.D57]*1.5) + RANDBETWEEN(0;10) )" office:value-type="float" office:value="78" calcext:value-type="float">
            <text:p>7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Steel gun</text:p>
          </table:table-cell>
          <table:table-cell table:style-name="ce4"/>
          <table:table-cell table:style-name="ce17" table:formula="of:=[.G58] * 10 - RANDBETWEEN(-4;4)" office:value-type="float" office:value="52" calcext:value-type="float">
            <text:p>52</text:p>
          </table:table-cell>
          <table:table-cell table:style-name="ce8" table:formula="of:=ROUND( (['b - Armes'.D58]*1.5) + RANDBETWEEN(0;10) )" office:value-type="float" office:value="84" calcext:value-type="float">
            <text:p>8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Culverin</text:p>
          </table:table-cell>
          <table:table-cell table:style-name="ce4"/>
          <table:table-cell table:style-name="ce17" table:formula="of:=[.G59] * 10 - RANDBETWEEN(-4;4)" office:value-type="float" office:value="52" calcext:value-type="float">
            <text:p>52</text:p>
          </table:table-cell>
          <table:table-cell table:style-name="ce8" table:formula="of:=ROUND( (['b - Armes'.D59]*1.5) + RANDBETWEEN(0;10) )" office:value-type="float" office:value="82" calcext:value-type="float">
            <text:p>8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Iron gun</text:p>
          </table:table-cell>
          <table:table-cell table:style-name="ce4"/>
          <table:table-cell table:style-name="ce17" table:formula="of:=[.G60] * 10 - RANDBETWEEN(-4;4)" office:value-type="float" office:value="50" calcext:value-type="float">
            <text:p>50</text:p>
          </table:table-cell>
          <table:table-cell table:style-name="ce8" table:formula="of:=ROUND( (['b - Armes'.D60]*1.5) + RANDBETWEEN(0;10) )" office:value-type="float" office:value="75" calcext:value-type="float">
            <text:p>7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Steel pistol</text:p>
          </table:table-cell>
          <table:table-cell table:style-name="ce4"/>
          <table:table-cell table:style-name="ce17" table:formula="of:=[.G61] * 10 - RANDBETWEEN(-4;4)" office:value-type="float" office:value="52" calcext:value-type="float">
            <text:p>52</text:p>
          </table:table-cell>
          <table:table-cell table:style-name="ce8" table:formula="of:=ROUND( (['b - Armes'.D61]*1.5) + RANDBETWEEN(0;10) )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culverine</text:p>
          </table:table-cell>
          <table:table-cell table:style-name="ce4"/>
          <table:table-cell table:style-name="ce17" table:formula="of:=[.G62] * 10 - RANDBETWEEN(-4;4)" office:value-type="float" office:value="54" calcext:value-type="float">
            <text:p>54</text:p>
          </table:table-cell>
          <table:table-cell table:style-name="ce8" table:formula="of:=ROUND( (['b - Armes'.D62]*1.5) + RANDBETWEEN(0;10) )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pistol</text:p>
          </table:table-cell>
          <table:table-cell table:style-name="ce4"/>
          <table:table-cell table:style-name="ce17" table:formula="of:=[.G63] * 10 - RANDBETWEEN(-4;4)" office:value-type="float" office:value="48" calcext:value-type="float">
            <text:p>48</text:p>
          </table:table-cell>
          <table:table-cell table:style-name="ce8" table:formula="of:=ROUND( (['b - Armes'.D63]*1.5) + RANDBETWEEN(0;10) )" office:value-type="float" office:value="73" calcext:value-type="float">
            <text:p>7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Steel Mac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G64] * 10 - RANDBETWEEN(-4;4)" office:value-type="float" office:value="56" calcext:value-type="float">
            <text:p>56</text:p>
          </table:table-cell>
          <table:table-cell table:style-name="ce8" table:formula="of:=ROUND( (['b - Armes'.D64]*1.5) + RANDBETWEEN(0;10) )" office:value-type="float" office:value="89" calcext:value-type="float">
            <text:p>8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Iron Bludgeon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G65] * 10 - RANDBETWEEN(-4;4)" office:value-type="float" office:value="63" calcext:value-type="float">
            <text:p>63</text:p>
          </table:table-cell>
          <table:table-cell table:style-name="ce8" table:formula="of:=ROUND( (['b - Armes'.D65]*1.5) + RANDBETWEEN(0;10) )" office:value-type="float" office:value="98" calcext:value-type="float">
            <text:p>9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Steel Hammer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G66] * 10 - RANDBETWEEN(-4;4)" office:value-type="float" office:value="61" calcext:value-type="float">
            <text:p>61</text:p>
          </table:table-cell>
          <table:table-cell table:style-name="ce8" table:formula="of:=ROUND( (['b - Armes'.D66]*1.5) + RANDBETWEEN(0;10) )" office:value-type="float" office:value="95" calcext:value-type="float">
            <text:p>9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G67] * 10 - RANDBETWEEN(-4;4)" office:value-type="float" office:value="59" calcext:value-type="float">
            <text:p>59</text:p>
          </table:table-cell>
          <table:table-cell table:style-name="ce8" table:formula="of:=ROUND( (['b - Armes'.D67]*1.5) + RANDBETWEEN(0;10) )" office:value-type="float" office:value="96" calcext:value-type="float">
            <text:p>9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G68] * 10 - RANDBETWEEN(-4;4)" office:value-type="float" office:value="56" calcext:value-type="float">
            <text:p>56</text:p>
          </table:table-cell>
          <table:table-cell table:style-name="ce8" table:formula="of:=ROUND( (['b - Armes'.D68]*1.5) + RANDBETWEEN(0;10) )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Large dagger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G69] * 10 - RANDBETWEEN(-4;4)" office:value-type="float" office:value="56" calcext:value-type="float">
            <text:p>56</text:p>
          </table:table-cell>
          <table:table-cell table:style-name="ce8" table:formula="of:=ROUND( (['b - Armes'.D69]*1.5) + RANDBETWEEN(0;10) )" office:value-type="float" office:value="92" calcext:value-type="float">
            <text:p>9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pistol</text:p>
          </table:table-cell>
          <table:table-cell table:style-name="ce4"/>
          <table:table-cell table:style-name="ce17" table:formula="of:=[.G70] * 10 - RANDBETWEEN(-4;4)" office:value-type="float" office:value="60" calcext:value-type="float">
            <text:p>60</text:p>
          </table:table-cell>
          <table:table-cell table:style-name="ce8" table:formula="of:=ROUND( (['b - Armes'.D70]*1.5) + RANDBETWEEN(0;10) )" office:value-type="float" office:value="99" calcext:value-type="float">
            <text:p>9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Rusty culverine</text:p>
          </table:table-cell>
          <table:table-cell table:style-name="ce4"/>
          <table:table-cell table:style-name="ce17" table:formula="of:=[.G71] * 10 - RANDBETWEEN(-4;4)" office:value-type="float" office:value="61" calcext:value-type="float">
            <text:p>61</text:p>
          </table:table-cell>
          <table:table-cell table:style-name="ce8" table:formula="of:=ROUND( (['b - Armes'.D71]*1.5) + RANDBETWEEN(0;10) )" office:value-type="float" office:value="97" calcext:value-type="float">
            <text:p>9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Master pistol</text:p>
          </table:table-cell>
          <table:table-cell table:style-name="ce4"/>
          <table:table-cell table:style-name="ce17" table:formula="of:=[.G72] * 10 - RANDBETWEEN(-4;4)" office:value-type="float" office:value="57" calcext:value-type="float">
            <text:p>57</text:p>
          </table:table-cell>
          <table:table-cell table:style-name="ce8" table:formula="of:=ROUND( (['b - Armes'.D72]*1.5) + RANDBETWEEN(0;10) )" office:value-type="float" office:value="96" calcext:value-type="float">
            <text:p>9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Shotgun</text:p>
          </table:table-cell>
          <table:table-cell table:style-name="ce4"/>
          <table:table-cell table:style-name="ce17" table:formula="of:=[.G73] * 10 - RANDBETWEEN(-4;4)" office:value-type="float" office:value="62" calcext:value-type="float">
            <text:p>62</text:p>
          </table:table-cell>
          <table:table-cell table:style-name="ce8" table:formula="of:=ROUND( (['b - Armes'.D73]*1.5) + RANDBETWEEN(0;10) )" office:value-type="float" office:value="98" calcext:value-type="float">
            <text:p>9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canon</text:p>
          </table:table-cell>
          <table:table-cell table:style-name="ce4"/>
          <table:table-cell table:style-name="ce17" table:formula="of:=[.G74] * 10 - RANDBETWEEN(-4;4)" office:value-type="float" office:value="61" calcext:value-type="float">
            <text:p>61</text:p>
          </table:table-cell>
          <table:table-cell table:style-name="ce8" table:formula="of:=ROUND( (['b - Armes'.D74]*1.5) + RANDBETWEEN(0;10) )" office:value-type="float" office:value="92" calcext:value-type="float">
            <text:p>9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gun</text:p>
          </table:table-cell>
          <table:table-cell table:style-name="ce4"/>
          <table:table-cell table:style-name="ce17" table:formula="of:=[.G75] * 10 - RANDBETWEEN(-4;4)" office:value-type="float" office:value="63" calcext:value-type="float">
            <text:p>63</text:p>
          </table:table-cell>
          <table:table-cell table:style-name="ce8" table:formula="of:=ROUND( (['b - Armes'.D75]*1.5) + RANDBETWEEN(0;10) )" office:value-type="float" office:value="105" calcext:value-type="float">
            <text:p>10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G76] * 10 - RANDBETWEEN(-4;4)" office:value-type="float" office:value="70" calcext:value-type="float">
            <text:p>70</text:p>
          </table:table-cell>
          <table:table-cell table:style-name="ce8" table:formula="of:=ROUND( (['b - Armes'.D76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G77] * 10 - RANDBETWEEN(-4;4)" office:value-type="float" office:value="71" calcext:value-type="float">
            <text:p>71</text:p>
          </table:table-cell>
          <table:table-cell table:style-name="ce8" table:formula="of:=ROUND( (['b - Armes'.D77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G78] * 10 - RANDBETWEEN(-4;4)" office:value-type="float" office:value="71" calcext:value-type="float">
            <text:p>71</text:p>
          </table:table-cell>
          <table:table-cell table:style-name="ce8" table:formula="of:=ROUND( (['b - Armes'.D78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Fine Cutlass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G79] * 10 - RANDBETWEEN(-4;4)" office:value-type="float" office:value="72" calcext:value-type="float">
            <text:p>72</text:p>
          </table:table-cell>
          <table:table-cell table:style-name="ce8" table:formula="of:=ROUND( (['b - Armes'.D79]*1.5) + RANDBETWEEN(0;10) )" office:value-type="float" office:value="116" calcext:value-type="float">
            <text:p>11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G80] * 10 - RANDBETWEEN(-4;4)" office:value-type="float" office:value="68" calcext:value-type="float">
            <text:p>68</text:p>
          </table:table-cell>
          <table:table-cell table:style-name="ce8" table:formula="of:=ROUND( (['b - Armes'.D80]*1.5) + RANDBETWEEN(0;10) )" office:value-type="float" office:value="108" calcext:value-type="float">
            <text:p>10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Good Sword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G81] * 10 - RANDBETWEEN(-4;4)" office:value-type="float" office:value="71" calcext:value-type="float">
            <text:p>71</text:p>
          </table:table-cell>
          <table:table-cell table:style-name="ce8" table:formula="of:=ROUND( (['b - Armes'.D81]*1.5) + RANDBETWEEN(0;10) )" office:value-type="float" office:value="108" calcext:value-type="float">
            <text:p>10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shotgun</text:p>
          </table:table-cell>
          <table:table-cell table:style-name="ce4"/>
          <table:table-cell table:style-name="ce17" table:formula="of:=[.G82] * 10 - RANDBETWEEN(-4;4)" office:value-type="float" office:value="73" calcext:value-type="float">
            <text:p>73</text:p>
          </table:table-cell>
          <table:table-cell table:style-name="ce8" table:formula="of:=ROUND( (['b - Armes'.D82]*1.5) + RANDBETWEEN(0;10) )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shotgun</text:p>
          </table:table-cell>
          <table:table-cell table:style-name="ce4"/>
          <table:table-cell table:style-name="ce17" table:formula="of:=[.G83] * 10 - RANDBETWEEN(-4;4)" office:value-type="float" office:value="73" calcext:value-type="float">
            <text:p>73</text:p>
          </table:table-cell>
          <table:table-cell table:style-name="ce8" table:formula="of:=ROUND( (['b - Armes'.D83]*1.5) + RANDBETWEEN(0;10) )" office:value-type="float" office:value="111" calcext:value-type="float">
            <text:p>11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shotgun</text:p>
          </table:table-cell>
          <table:table-cell table:style-name="ce4"/>
          <table:table-cell table:style-name="ce17" table:formula="of:=[.G84] * 10 - RANDBETWEEN(-4;4)" office:value-type="float" office:value="69" calcext:value-type="float">
            <text:p>69</text:p>
          </table:table-cell>
          <table:table-cell table:style-name="ce8" table:formula="of:=ROUND( (['b - Armes'.D84]*1.5) + RANDBETWEEN(0;10) )" office:value-type="float" office:value="109" calcext:value-type="float">
            <text:p>10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Powerfull shotgun</text:p>
          </table:table-cell>
          <table:table-cell table:style-name="ce4"/>
          <table:table-cell table:style-name="ce17" table:formula="of:=[.G85] * 10 - RANDBETWEEN(-4;4)" office:value-type="float" office:value="67" calcext:value-type="float">
            <text:p>67</text:p>
          </table:table-cell>
          <table:table-cell table:style-name="ce8" table:formula="of:=ROUND( (['b - Armes'.D85]*1.5) + RANDBETWEEN(0;10) )" office:value-type="float" office:value="102" calcext:value-type="float">
            <text:p>10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Rifle</text:p>
          </table:table-cell>
          <table:table-cell table:style-name="ce4"/>
          <table:table-cell table:style-name="ce17" table:formula="of:=[.G86] * 10 - RANDBETWEEN(-4;4)" office:value-type="float" office:value="71" calcext:value-type="float">
            <text:p>71</text:p>
          </table:table-cell>
          <table:table-cell table:style-name="ce8" table:formula="of:=ROUND( (['b - Armes'.D86]*1.5) + RANDBETWEEN(0;10) )" office:value-type="float" office:value="112" calcext:value-type="float">
            <text:p>1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Harquebus</text:p>
          </table:table-cell>
          <table:table-cell table:style-name="ce4"/>
          <table:table-cell table:style-name="ce17" table:formula="of:=[.G87] * 10 - RANDBETWEEN(-4;4)" office:value-type="float" office:value="69" calcext:value-type="float">
            <text:p>69</text:p>
          </table:table-cell>
          <table:table-cell table:style-name="ce8" table:formula="of:=ROUND( (['b - Armes'.D87]*1.5) + RANDBETWEEN(0;10) )" office:value-type="float" office:value="112" calcext:value-type="float">
            <text:p>1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OfficerMac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G88] * 10 - RANDBETWEEN(-4;4)" office:value-type="float" office:value="76" calcext:value-type="float">
            <text:p>76</text:p>
          </table:table-cell>
          <table:table-cell table:style-name="ce8" table:formula="of:=ROUND( (['b - Armes'.D88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Mac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G89] * 10 - RANDBETWEEN(-4;4)" office:value-type="float" office:value="81" calcext:value-type="float">
            <text:p>81</text:p>
          </table:table-cell>
          <table:table-cell table:style-name="ce8" table:formula="of:=ROUND( (['b - Armes'.D89]*1.5) + RANDBETWEEN(0;10) )" office:value-type="float" office:value="122" calcext:value-type="float">
            <text:p>1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Pirate Staff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G90] * 10 - RANDBETWEEN(-4;4)" office:value-type="float" office:value="79" calcext:value-type="float">
            <text:p>79</text:p>
          </table:table-cell>
          <table:table-cell table:style-name="ce8" table:formula="of:=ROUND( (['b - Armes'.D90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Imperial Cutlass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G91] * 10 - RANDBETWEEN(-4;4)" office:value-type="float" office:value="82" calcext:value-type="float">
            <text:p>82</text:p>
          </table:table-cell>
          <table:table-cell table:style-name="ce8" table:formula="of:=ROUND( (['b - Armes'.D91]*1.5) + RANDBETWEEN(0;10) )" office:value-type="float" office:value="124" calcext:value-type="float">
            <text:p>1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G92] * 10 - RANDBETWEEN(-4;4)" office:value-type="float" office:value="82" calcext:value-type="float">
            <text:p>82</text:p>
          </table:table-cell>
          <table:table-cell table:style-name="ce8" table:formula="of:=ROUND( (['b - Armes'.D92]*1.5) + RANDBETWEEN(0;10) )" office:value-type="float" office:value="126" calcext:value-type="float">
            <text:p>1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T(&quot;C'est un &quot;) &amp; LOWER(['b - Armes'.A93])" office:value-type="string" office:string-value="C'est un rasoir" calcext:value-type="string">
            <text:p>C'est un rasoir</text:p>
          </table:table-cell>
          <table:table-cell table:style-name="ce17" table:formula="of:=[.G93] * 10 - RANDBETWEEN(-4;4)" office:value-type="float" office:value="77" calcext:value-type="float">
            <text:p>77</text:p>
          </table:table-cell>
          <table:table-cell table:style-name="ce8" table:formula="of:=ROUND( (['b - Armes'.D93]*1.5) + RANDBETWEEN(0;10) )" office:value-type="float" office:value="118" calcext:value-type="float">
            <text:p>11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Vielle arquebuse</text:p>
          </table:table-cell>
          <table:table-cell table:style-name="ce36" office:value-type="string" calcext:value-type="string">
            <text:p>Good harquebus</text:p>
          </table:table-cell>
          <table:table-cell table:style-name="ce4"/>
          <table:table-cell table:style-name="ce17" table:formula="of:=[.G94] * 10 - RANDBETWEEN(-4;4)" office:value-type="float" office:value="84" calcext:value-type="float">
            <text:p>84</text:p>
          </table:table-cell>
          <table:table-cell table:style-name="ce8" table:formula="of:=ROUND( (['b - Armes'.D94]*1.5) + RANDBETWEEN(0;10) )" office:value-type="float" office:value="130" calcext:value-type="float">
            <text:p>1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etite arquebuse</text:p>
          </table:table-cell>
          <table:table-cell table:style-name="ce36" office:value-type="string" calcext:value-type="string">
            <text:p>Small rifle</text:p>
          </table:table-cell>
          <table:table-cell table:style-name="ce4"/>
          <table:table-cell table:style-name="ce17" table:formula="of:=[.G95] * 10 - RANDBETWEEN(-4;4)" office:value-type="float" office:value="80" calcext:value-type="float">
            <text:p>80</text:p>
          </table:table-cell>
          <table:table-cell table:style-name="ce8" table:formula="of:=ROUND( (['b - Armes'.D95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rifle</text:p>
          </table:table-cell>
          <table:table-cell table:style-name="ce4"/>
          <table:table-cell table:style-name="ce17" table:formula="of:=[.G96] * 10 - RANDBETWEEN(-4;4)" office:value-type="float" office:value="78" calcext:value-type="float">
            <text:p>78</text:p>
          </table:table-cell>
          <table:table-cell table:style-name="ce8" table:formula="of:=ROUND( (['b - Armes'.D96]*1.5) + RANDBETWEEN(0;10) )" office:value-type="float" office:value="122" calcext:value-type="float">
            <text:p>1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/>
          <table:table-cell table:style-name="ce17" table:formula="of:=[.G97] * 10 - RANDBETWEEN(-4;4)" office:value-type="float" office:value="81" calcext:value-type="float">
            <text:p>81</text:p>
          </table:table-cell>
          <table:table-cell table:style-name="ce8" table:formula="of:=ROUND( (['b - Armes'.D97]*1.5) + RANDBETWEEN(0;10) )" office:value-type="float" office:value="129" calcext:value-type="float">
            <text:p>1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rifle</text:p>
          </table:table-cell>
          <table:table-cell table:style-name="ce4"/>
          <table:table-cell table:style-name="ce17" table:formula="of:=[.G98] * 10 - RANDBETWEEN(-4;4)" office:value-type="float" office:value="81" calcext:value-type="float">
            <text:p>81</text:p>
          </table:table-cell>
          <table:table-cell table:style-name="ce8" table:formula="of:=ROUND( (['b - Armes'.D98]*1.5) + RANDBETWEEN(0;10) )" office:value-type="float" office:value="132" calcext:value-type="float">
            <text:p>13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Rusty spear</text:p>
          </table:table-cell>
          <table:table-cell table:style-name="ce4"/>
          <table:table-cell table:style-name="ce17" table:formula="of:=[.G99] * 10 - RANDBETWEEN(-4;4)" office:value-type="float" office:value="83" calcext:value-type="float">
            <text:p>83</text:p>
          </table:table-cell>
          <table:table-cell table:style-name="ce8" table:formula="of:=ROUND( (['b - Armes'.D99]*1.5) + RANDBETWEEN(0;10) )" office:value-type="float" office:value="130" calcext:value-type="float">
            <text:p>1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Master Mace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G100] * 10 - RANDBETWEEN(-4;4)" office:value-type="float" office:value="86" calcext:value-type="float">
            <text:p>86</text:p>
          </table:table-cell>
          <table:table-cell table:style-name="ce8" table:formula="of:=ROUND( (['b - Armes'.D100]*1.5) + RANDBETWEEN(0;10) )" office:value-type="float" office:value="134" calcext:value-type="float">
            <text:p>1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olider Stuff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G101] * 10 - RANDBETWEEN(-4;4)" office:value-type="float" office:value="90" calcext:value-type="float">
            <text:p>90</text:p>
          </table:table-cell>
          <table:table-cell table:style-name="ce8" table:formula="of:=ROUND( (['b - Armes'.D101]*1.5) + RANDBETWEEN(0;10) )" office:value-type="float" office:value="135" calcext:value-type="float">
            <text:p>1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mperial Club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G102] * 10 - RANDBETWEEN(-4;4)" office:value-type="float" office:value="92" calcext:value-type="float">
            <text:p>92</text:p>
          </table:table-cell>
          <table:table-cell table:style-name="ce8" table:formula="of:=ROUND( (['b - Armes'.D102]*1.5) + RANDBETWEEN(0;10) )" office:value-type="float" office:value="142" calcext:value-type="float">
            <text:p>1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olider Lame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G103] * 10 - RANDBETWEEN(-4;4)" office:value-type="float" office:value="94" calcext:value-type="float">
            <text:p>94</text:p>
          </table:table-cell>
          <table:table-cell table:style-name="ce8" table:formula="of:=ROUND( (['b - Armes'.D103]*1.5) + RANDBETWEEN(0;10) )" office:value-type="float" office:value="151" calcext:value-type="float">
            <text:p>15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Perfect Cutlas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G104] * 10 - RANDBETWEEN(-4;4)" office:value-type="float" office:value="92" calcext:value-type="float">
            <text:p>92</text:p>
          </table:table-cell>
          <table:table-cell table:style-name="ce8" table:formula="of:=ROUND( (['b - Armes'.D104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G105] * 10 - RANDBETWEEN(-4;4)" office:value-type="float" office:value="92" calcext:value-type="float">
            <text:p>92</text:p>
          </table:table-cell>
          <table:table-cell table:style-name="ce8" table:formula="of:=ROUND( (['b - Armes'.D105]*1.5) + RANDBETWEEN(0;10) )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Arquebuse de soldat</text:p>
          </table:table-cell>
          <table:table-cell table:style-name="ce36" office:value-type="string" calcext:value-type="string">
            <text:p>Soldier spear</text:p>
          </table:table-cell>
          <table:table-cell table:style-name="ce4"/>
          <table:table-cell table:style-name="ce17" table:formula="of:=[.G106] * 10 - RANDBETWEEN(-4;4)" office:value-type="float" office:value="86" calcext:value-type="float">
            <text:p>86</text:p>
          </table:table-cell>
          <table:table-cell table:style-name="ce8" table:formula="of:=ROUND( (['b - Armes'.D106]*1.5) + RANDBETWEEN(0;10) )" office:value-type="float" office:value="134" calcext:value-type="float">
            <text:p>1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marin</text:p>
          </table:table-cell>
          <table:table-cell table:style-name="ce36" office:value-type="string" calcext:value-type="string">
            <text:p>Sailor pistol</text:p>
          </table:table-cell>
          <table:table-cell table:style-name="ce4"/>
          <table:table-cell table:style-name="ce17" table:formula="of:=[.G107] * 10 - RANDBETWEEN(-4;4)" office:value-type="float" office:value="88" calcext:value-type="float">
            <text:p>88</text:p>
          </table:table-cell>
          <table:table-cell table:style-name="ce8" table:formula="of:=ROUND( (['b - Armes'.D107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de marin</text:p>
          </table:table-cell>
          <table:table-cell table:style-name="ce36" office:value-type="string" calcext:value-type="string">
            <text:p>Sailor rifle</text:p>
          </table:table-cell>
          <table:table-cell table:style-name="ce4"/>
          <table:table-cell table:style-name="ce17" table:formula="of:=[.G108] * 10 - RANDBETWEEN(-4;4)" office:value-type="float" office:value="93" calcext:value-type="float">
            <text:p>93</text:p>
          </table:table-cell>
          <table:table-cell table:style-name="ce8" table:formula="of:=ROUND( (['b - Armes'.D108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/>
          <table:table-cell table:style-name="ce17" table:formula="of:=[.G109] * 10 - RANDBETWEEN(-4;4)" office:value-type="float" office:value="94" calcext:value-type="float">
            <text:p>94</text:p>
          </table:table-cell>
          <table:table-cell table:style-name="ce8" table:formula="of:=ROUND( (['b - Armes'.D109]*1.5) + RANDBETWEEN(0;10) )" office:value-type="float" office:value="145" calcext:value-type="float">
            <text:p>14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number-columns-repeated="2" table:style-name="ce36" office:value-type="string" calcext:value-type="string">
            <text:p>Couleuvrine de soldat</text:p>
          </table:table-cell>
          <table:table-cell table:style-name="ce4"/>
          <table:table-cell table:style-name="ce17" table:formula="of:=[.G110] * 10 - RANDBETWEEN(-4;4)" office:value-type="float" office:value="86" calcext:value-type="float">
            <text:p>86</text:p>
          </table:table-cell>
          <table:table-cell table:style-name="ce8" table:formula="of:=ROUND( (['b - Armes'.D110]*1.5) + RANDBETWEEN(0;10) )" office:value-type="float" office:value="129" calcext:value-type="float">
            <text:p>1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puissante</text:p>
          </table:table-cell>
          <table:table-cell table:style-name="ce36" office:value-type="string" calcext:value-type="string">
            <text:p>Strong canon</text:p>
          </table:table-cell>
          <table:table-cell table:style-name="ce4"/>
          <table:table-cell table:style-name="ce17" table:formula="of:=[.G111] * 10 - RANDBETWEEN(-4;4)" office:value-type="float" office:value="89" calcext:value-type="float">
            <text:p>89</text:p>
          </table:table-cell>
          <table:table-cell table:style-name="ce8" table:formula="of:=ROUND( (['b - Armes'.D111]*1.5) + RANDBETWEEN(0;10) )" office:value-type="float" office:value="142" calcext:value-type="float">
            <text:p>1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G112] * 10 - RANDBETWEEN(-4;4)" office:value-type="float" office:value="96" calcext:value-type="float">
            <text:p>96</text:p>
          </table:table-cell>
          <table:table-cell table:style-name="ce8" table:formula="of:=ROUND( (['b - Armes'.D112]*1.5) + RANDBETWEEN(0;10) )" office:value-type="float" office:value="146" calcext:value-type="float">
            <text:p>14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u roi pirate</text:p>
          </table:table-cell>
          <table:table-cell table:style-name="ce36" office:value-type="string" calcext:value-type="string">
            <text:p>Rifle of the pirate king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G113] * 10 - RANDBETWEEN(-4;4)" office:value-type="float" office:value="103" calcext:value-type="float">
            <text:p>103</text:p>
          </table:table-cell>
          <table:table-cell table:style-name="ce8" table:formula="of:=ROUND( (['b - Armes'.D113]*1.5) + RANDBETWEEN(0;10) )" office:value-type="float" office:value="157" calcext:value-type="float">
            <text:p>15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G2] * 10 - RANDBETWEEN(-4;4)" office:value-type="float" office:value="7" calcext:value-type="float">
            <text:p>7</text:p>
          </table:table-cell>
          <table:table-cell table:formula="of:=ROUND( (['c - Vêtement'.D2]*1.5) + RANDBETWEEN(0;10) 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G3] * 10 - RANDBETWEEN(-4;4)" office:value-type="float" office:value="12" calcext:value-type="float">
            <text:p>12</text:p>
          </table:table-cell>
          <table:table-cell table:formula="of:=ROUND( (['c - Vêtement'.D3]*1.5) + RANDBETWEEN(0;10) 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G4] * 10 - RANDBETWEEN(-4;4)" office:value-type="float" office:value="7" calcext:value-type="float">
            <text:p>7</text:p>
          </table:table-cell>
          <table:table-cell table:formula="of:=ROUND( (['c - Vêtement'.D4]*1.5) + RANDBETWEEN(0;10) 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G5] * 10 - RANDBETWEEN(-4;4)" office:value-type="float" office:value="7" calcext:value-type="float">
            <text:p>7</text:p>
          </table:table-cell>
          <table:table-cell table:formula="of:=ROUND( (['c - Vêtement'.D5]*1.5) + RANDBETWEEN(0;10) 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G6] * 10 - RANDBETWEEN(-4;4)" office:value-type="float" office:value="14" calcext:value-type="float">
            <text:p>14</text:p>
          </table:table-cell>
          <table:table-cell table:formula="of:=ROUND( (['c - Vêtement'.D6]*1.5) + RANDBETWEEN(0;10) 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G7] * 10 - RANDBETWEEN(-4;4)" office:value-type="float" office:value="11" calcext:value-type="float">
            <text:p>11</text:p>
          </table:table-cell>
          <table:table-cell table:formula="of:=ROUND( (['c - Vêtement'.D7]*1.5) + RANDBETWEEN(0;10) )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G8] * 10 - RANDBETWEEN(-4;4)" office:value-type="float" office:value="21" calcext:value-type="float">
            <text:p>21</text:p>
          </table:table-cell>
          <table:table-cell table:formula="of:=ROUND( (['c - Vêtement'.D8]*1.5) + RANDBETWEEN(0;10) 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G9] * 10 - RANDBETWEEN(-4;4)" office:value-type="float" office:value="20" calcext:value-type="float">
            <text:p>20</text:p>
          </table:table-cell>
          <table:table-cell table:formula="of:=ROUND( (['c - Vêtement'.D9]*1.5) + RANDBETWEEN(0;10) 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G10] * 10 - RANDBETWEEN(-4;4)" office:value-type="float" office:value="19" calcext:value-type="float">
            <text:p>19</text:p>
          </table:table-cell>
          <table:table-cell table:formula="of:=ROUND( (['c - Vêtement'.D10]*1.5) + RANDBETWEEN(0;10) 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G11] * 10 - RANDBETWEEN(-4;4)" office:value-type="float" office:value="21" calcext:value-type="float">
            <text:p>21</text:p>
          </table:table-cell>
          <table:table-cell table:formula="of:=ROUND( (['c - Vêtement'.D11]*1.5) + RANDBETWEEN(0;10) 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G12] * 10 - RANDBETWEEN(-4;4)" office:value-type="float" office:value="24" calcext:value-type="float">
            <text:p>24</text:p>
          </table:table-cell>
          <table:table-cell table:formula="of:=ROUND( (['c - Vêtement'.D12]*1.5) + RANDBETWEEN(0;10) )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G13] * 10 - RANDBETWEEN(-4;4)" office:value-type="float" office:value="19" calcext:value-type="float">
            <text:p>19</text:p>
          </table:table-cell>
          <table:table-cell table:formula="of:=ROUND( (['c - Vêtement'.D13]*1.5) + RANDBETWEEN(0;10) 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G14] * 10 - RANDBETWEEN(-4;4)" office:value-type="float" office:value="32" calcext:value-type="float">
            <text:p>32</text:p>
          </table:table-cell>
          <table:table-cell table:formula="of:=ROUND( (['c - Vêtement'.D14]*1.5) + RANDBETWEEN(0;10) 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G15] * 10 - RANDBETWEEN(-4;4)" office:value-type="float" office:value="26" calcext:value-type="float">
            <text:p>26</text:p>
          </table:table-cell>
          <table:table-cell table:formula="of:=ROUND( (['c - Vêtement'.D15]*1.5) + RANDBETWEEN(0;10) )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G16] * 10 - RANDBETWEEN(-4;4)" office:value-type="float" office:value="27" calcext:value-type="float">
            <text:p>27</text:p>
          </table:table-cell>
          <table:table-cell table:formula="of:=ROUND( (['c - Vêtement'.D16]*1.5) + RANDBETWEEN(0;10) )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G17] * 10 - RANDBETWEEN(-4;4)" office:value-type="float" office:value="33" calcext:value-type="float">
            <text:p>33</text:p>
          </table:table-cell>
          <table:table-cell table:formula="of:=ROUND( (['c - Vêtement'.D17]*1.5) + RANDBETWEEN(0;10) )"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18])" office:value-type="string" office:string-value="C'est un cotte de mailles" calcext:value-type="string">
            <text:p>C'est un cotte de mailles</text:p>
          </table:table-cell>
          <table:table-cell table:formula="of:=[.G18] * 10 - RANDBETWEEN(-4;4)" office:value-type="float" office:value="29" calcext:value-type="float">
            <text:p>29</text:p>
          </table:table-cell>
          <table:table-cell table:formula="of:=ROUND( (['c - Vêtement'.D18]*1.5) + RANDBETWEEN(0;10) )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19])" office:value-type="string" office:string-value="C'est un chemise de mailles" calcext:value-type="string">
            <text:p>C'est un chemise de mailles</text:p>
          </table:table-cell>
          <table:table-cell table:formula="of:=[.G19] * 10 - RANDBETWEEN(-4;4)" office:value-type="float" office:value="39" calcext:value-type="float">
            <text:p>39</text:p>
          </table:table-cell>
          <table:table-cell table:formula="of:=ROUND( (['c - Vêtement'.D19]*1.5) + RANDBETWEEN(0;10) )"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G20] * 10 - RANDBETWEEN(-4;4)" office:value-type="float" office:value="37" calcext:value-type="float">
            <text:p>37</text:p>
          </table:table-cell>
          <table:table-cell table:formula="of:=ROUND( (['c - Vêtement'.D20]*1.5) + RANDBETWEEN(0;10) )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G21] * 10 - RANDBETWEEN(-4;4)" office:value-type="float" office:value="40" calcext:value-type="float">
            <text:p>40</text:p>
          </table:table-cell>
          <table:table-cell table:formula="of:=ROUND( (['c - Vêtement'.D21]*1.5) + RANDBETWEEN(0;10) )"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G22] * 10 - RANDBETWEEN(-4;4)" office:value-type="float" office:value="44" calcext:value-type="float">
            <text:p>44</text:p>
          </table:table-cell>
          <table:table-cell table:formula="of:=ROUND( (['c - Vêtement'.D22]*1.5) + RANDBETWEEN(0;10) )"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G23] * 10 - RANDBETWEEN(-4;4)" office:value-type="float" office:value="40" calcext:value-type="float">
            <text:p>40</text:p>
          </table:table-cell>
          <table:table-cell table:formula="of:=ROUND( (['c - Vêtement'.D23]*1.5) + RANDBETWEEN(0;10) )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G24] * 10 - RANDBETWEEN(-4;4)" office:value-type="float" office:value="41" calcext:value-type="float">
            <text:p>41</text:p>
          </table:table-cell>
          <table:table-cell table:formula="of:=ROUND( (['c - Vêtement'.D24]*1.5) + RANDBETWEEN(0;10) )"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G25] * 10 - RANDBETWEEN(-4;4)" office:value-type="float" office:value="47" calcext:value-type="float">
            <text:p>47</text:p>
          </table:table-cell>
          <table:table-cell table:formula="of:=ROUND( (['c - Vêtement'.D25]*1.5) + RANDBETWEEN(0;10) )"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G26] * 10 - RANDBETWEEN(-4;4)" office:value-type="float" office:value="52" calcext:value-type="float">
            <text:p>52</text:p>
          </table:table-cell>
          <table:table-cell table:formula="of:=ROUND( (['c - Vêtement'.D26]*1.5) + RANDBETWEEN(0;10) 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G27] * 10 - RANDBETWEEN(-4;4)" office:value-type="float" office:value="54" calcext:value-type="float">
            <text:p>54</text:p>
          </table:table-cell>
          <table:table-cell table:formula="of:=ROUND( (['c - Vêtement'.D27]*1.5) + RANDBETWEEN(0;10) )"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G28] * 10 - RANDBETWEEN(-4;4)" office:value-type="float" office:value="52" calcext:value-type="float">
            <text:p>52</text:p>
          </table:table-cell>
          <table:table-cell table:formula="of:=ROUND( (['c - Vêtement'.D28]*1.5) + RANDBETWEEN(0;10) )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G29] * 10 - RANDBETWEEN(-4;4)" office:value-type="float" office:value="54" calcext:value-type="float">
            <text:p>54</text:p>
          </table:table-cell>
          <table:table-cell table:formula="of:=ROUND( (['c - Vêtement'.D29]*1.5) + RANDBETWEEN(0;10) )"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G30] * 10 - RANDBETWEEN(-4;4)" office:value-type="float" office:value="57" calcext:value-type="float">
            <text:p>57</text:p>
          </table:table-cell>
          <table:table-cell table:formula="of:=ROUND( (['c - Vêtement'.D30]*1.5) + RANDBETWEEN(0;10) )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G31] * 10 - RANDBETWEEN(-4;4)" office:value-type="float" office:value="59" calcext:value-type="float">
            <text:p>59</text:p>
          </table:table-cell>
          <table:table-cell table:formula="of:=ROUND( (['c - Vêtement'.D31]*1.5) + RANDBETWEEN(0;10) )"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G32] * 10 - RANDBETWEEN(-4;4)" office:value-type="float" office:value="60" calcext:value-type="float">
            <text:p>60</text:p>
          </table:table-cell>
          <table:table-cell table:formula="of:=ROUND( (['c - Vêtement'.D32]*1.5) + RANDBETWEEN(0;10) )"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G33] * 10 - RANDBETWEEN(-4;4)" office:value-type="float" office:value="56" calcext:value-type="float">
            <text:p>56</text:p>
          </table:table-cell>
          <table:table-cell table:formula="of:=ROUND( (['c - Vêtement'.D33]*1.5) + RANDBETWEEN(0;10) )"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G34] * 10 - RANDBETWEEN(-4;4)" office:value-type="float" office:value="60" calcext:value-type="float">
            <text:p>60</text:p>
          </table:table-cell>
          <table:table-cell table:formula="of:=ROUND( (['c - Vêtement'.D34]*1.5) + RANDBETWEEN(0;10) )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G35] * 10 - RANDBETWEEN(-4;4)" office:value-type="float" office:value="56" calcext:value-type="float">
            <text:p>56</text:p>
          </table:table-cell>
          <table:table-cell table:formula="of:=ROUND( (['c - Vêtement'.D35]*1.5) + RANDBETWEEN(0;10) )"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G36] * 10 - RANDBETWEEN(-4;4)" office:value-type="float" office:value="70" calcext:value-type="float">
            <text:p>70</text:p>
          </table:table-cell>
          <table:table-cell table:formula="of:=ROUND( (['c - Vêtement'.D36]*1.5) + RANDBETWEEN(0;10) )"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G37] * 10 - RANDBETWEEN(-4;4)" office:value-type="float" office:value="67" calcext:value-type="float">
            <text:p>67</text:p>
          </table:table-cell>
          <table:table-cell table:formula="of:=ROUND( (['c - Vêtement'.D37]*1.5) + RANDBETWEEN(0;10) )"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G38] * 10 - RANDBETWEEN(-4;4)" office:value-type="float" office:value="68" calcext:value-type="float">
            <text:p>68</text:p>
          </table:table-cell>
          <table:table-cell table:formula="of:=ROUND( (['c - Vêtement'.D38]*1.5) + RANDBETWEEN(0;10) )"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G39] * 10 - RANDBETWEEN(-4;4)" office:value-type="float" office:value="73" calcext:value-type="float">
            <text:p>73</text:p>
          </table:table-cell>
          <table:table-cell table:formula="of:=ROUND( (['c - Vêtement'.D39]*1.5) + RANDBETWEEN(0;10) )"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G40] * 10 - RANDBETWEEN(-4;4)" office:value-type="float" office:value="72" calcext:value-type="float">
            <text:p>72</text:p>
          </table:table-cell>
          <table:table-cell table:formula="of:=ROUND( (['c - Vêtement'.D40]*1.5) + RANDBETWEEN(0;10) )"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G41] * 10 - RANDBETWEEN(-4;4)" office:value-type="float" office:value="77" calcext:value-type="float">
            <text:p>77</text:p>
          </table:table-cell>
          <table:table-cell table:formula="of:=ROUND( (['c - Vêtement'.D41]*1.5) + RANDBETWEEN(0;10) )" office:value-type="float" office:value="118" calcext:value-type="float">
            <text:p>1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G42] * 10 - RANDBETWEEN(-4;4)" office:value-type="float" office:value="80" calcext:value-type="float">
            <text:p>80</text:p>
          </table:table-cell>
          <table:table-cell table:formula="of:=ROUND( (['c - Vêtement'.D42]*1.5) + RANDBETWEEN(0;10) )"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G43] * 10 - RANDBETWEEN(-4;4)" office:value-type="float" office:value="80" calcext:value-type="float">
            <text:p>80</text:p>
          </table:table-cell>
          <table:table-cell table:formula="of:=ROUND( (['c - Vêtement'.D43]*1.5) + RANDBETWEEN(0;10) )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G44] * 10 - RANDBETWEEN(-4;4)" office:value-type="float" office:value="80" calcext:value-type="float">
            <text:p>80</text:p>
          </table:table-cell>
          <table:table-cell table:formula="of:=ROUND( (['c - Vêtement'.D44]*1.5) + RANDBETWEEN(0;10) )"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G45] * 10 - RANDBETWEEN(-4;4)" office:value-type="float" office:value="77" calcext:value-type="float">
            <text:p>77</text:p>
          </table:table-cell>
          <table:table-cell table:formula="of:=ROUND( (['c - Vêtement'.D45]*1.5) + RANDBETWEEN(0;10) )"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G46] * 10 - RANDBETWEEN(-4;4)" office:value-type="float" office:value="77" calcext:value-type="float">
            <text:p>77</text:p>
          </table:table-cell>
          <table:table-cell table:formula="of:=ROUND( (['c - Vêtement'.D46]*1.5) + RANDBETWEEN(0;10) )"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G47] * 10 - RANDBETWEEN(-4;4)" office:value-type="float" office:value="86" calcext:value-type="float">
            <text:p>86</text:p>
          </table:table-cell>
          <table:table-cell table:formula="of:=ROUND( (['c - Vêtement'.D47]*1.5) + RANDBETWEEN(0;10) )"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G48] * 10 - RANDBETWEEN(-4;4)" office:value-type="float" office:value="89" calcext:value-type="float">
            <text:p>89</text:p>
          </table:table-cell>
          <table:table-cell table:formula="of:=ROUND( (['c - Vêtement'.D48]*1.5) + RANDBETWEEN(0;10) )"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G49] * 10 - RANDBETWEEN(-4;4)" office:value-type="float" office:value="86" calcext:value-type="float">
            <text:p>86</text:p>
          </table:table-cell>
          <table:table-cell table:formula="of:=ROUND( (['c - Vêtement'.D49]*1.5) + RANDBETWEEN(0;10) )"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G50] * 10 - RANDBETWEEN(-4;4)" office:value-type="float" office:value="93" calcext:value-type="float">
            <text:p>93</text:p>
          </table:table-cell>
          <table:table-cell table:formula="of:=ROUND( (['c - Vêtement'.D50]*1.5) + RANDBETWEEN(0;10) )"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G51] * 10 - RANDBETWEEN(-4;4)" office:value-type="float" office:value="91" calcext:value-type="float">
            <text:p>91</text:p>
          </table:table-cell>
          <table:table-cell table:formula="of:=ROUND( (['c - Vêtement'.D51]*1.5) + RANDBETWEEN(0;10) )"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G52] * 10 - RANDBETWEEN(-4;4)" office:value-type="float" office:value="104" calcext:value-type="float">
            <text:p>104</text:p>
          </table:table-cell>
          <table:table-cell table:formula="of:=ROUND( (['c - Vêtement'.D52]*1.5) + RANDBETWEEN(0;10) )"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7">
          <table:table-cell office:value-type="string" calcext:value-type="string">
            <text:p>Jeu de carte</text:p>
          </table:table-cell>
          <table:table-cell office:value-type="string" calcext:value-type="string">
            <text:p>Deck of cards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Boucles d'oreille</text:p>
          </table:table-cell>
          <table:table-cell office:value-type="string" calcext:value-type="string">
            <text:p>Earings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Trompette</text:p>
          </table:table-cell>
          <table:table-cell office:value-type="string" calcext:value-type="string">
            <text:p>Trumpet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E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Longue vue</text:p>
          </table:table-cell>
          <table:table-cell office:value-type="string" calcext:value-type="string">
            <text:p>Spyglass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E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Dés</text:p>
          </table:table-cell>
          <table:table-cell office:value-type="string" calcext:value-type="string">
            <text:p>Dice</text:p>
          </table:table-cell>
          <table:table-cell table:formula="of:=T(&quot;C'est un &quot;) &amp; LOWER(['d - Divers'.A6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E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office:value-type="string" calcext:value-type="string">
            <text:p>Receipe book</text:p>
          </table:table-cell>
          <table:table-cell table:formula="of:=T(&quot;C'est un &quot;) &amp; LOWER(['d - Divers'.A7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office:value-type="string" calcext:value-type="string">
            <text:p>Piece of paper</text:p>
          </table:table-cell>
          <table:table-cell table:formula="of:=T(&quot;C'est un &quot;) &amp; LOWER(['d - Divers'.A8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table:formula="of:=T(&quot;C'est un &quot;) &amp; LOWER(['d - Divers'.A9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reiller</text:p>
          </table:table-cell>
          <table:table-cell office:value-type="string" calcext:value-type="string">
            <text:p>Pillow</text:p>
          </table:table-cell>
          <table:table-cell table:formula="of:=T(&quot;C'est un &quot;) &amp; LOWER(['d - Divers'.A10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0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lume</text:p>
          </table:table-cell>
          <table:table-cell office:value-type="string" calcext:value-type="string">
            <text:p>Feather</text:p>
          </table:table-cell>
          <table:table-cell table:formula="of:=T(&quot;C'est un &quot;) &amp; LOWER(['d - Divers'.A11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Encrier</text:p>
          </table:table-cell>
          <table:table-cell office:value-type="string" calcext:value-type="string">
            <text:p>Ink Pot</text:p>
          </table:table-cell>
          <table:table-cell table:formula="of:=T(&quot;C'est un &quot;) &amp; LOWER(['d - Divers'.A12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office:value-type="string" calcext:value-type="string">
            <text:p>Voodoo Doll</text:p>
          </table:table-cell>
          <table:table-cell table:formula="of:=T(&quot;C'est un &quot;) &amp; LOWER(['d - Divers'.A13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1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il</text:p>
          </table:table-cell>
          <table:table-cell office:value-type="string" calcext:value-type="string">
            <text:p>Piece of string</text:p>
          </table:table-cell>
          <table:table-cell table:formula="of:=T(&quot;C'est un &quot;) &amp; LOWER(['d - Divers'.A14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Perle</text:p>
          </table:table-cell>
          <table:table-cell office:value-type="string" calcext:value-type="string">
            <text:p>Pearl</text:p>
          </table:table-cell>
          <table:table-cell table:formula="of:=T(&quot;C'est un &quot;) &amp; LOWER(['d - Divers'.A15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Coquillage</text:p>
          </table:table-cell>
          <table:table-cell office:value-type="string" calcext:value-type="string">
            <text:p>Shell</text:p>
          </table:table-cell>
          <table:table-cell table:formula="of:=T(&quot;C'est un &quot;) &amp; LOWER(['d - Divers'.A16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1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7">
          <table:table-cell office:value-type="string" calcext:value-type="string">
            <text:p>Collier de nouilles</text:p>
          </table:table-cell>
          <table:table-cell office:value-type="string" calcext:value-type="string">
            <text:p>Noodle neckless</text:p>
          </table:table-cell>
          <table:table-cell table:formula="of:=T(&quot;C'est un &quot;) &amp; LOWER(['d - Divers'.A17])" office:value-type="string" office:string-value="C'est un collier de nouilles" calcext:value-type="string">
            <text:p>C'est un collier de nou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Luth</text:p>
          </table:table-cell>
          <table:table-cell office:value-type="string" calcext:value-type="string">
            <text:p>Lute</text:p>
          </table:table-cell>
          <table:table-cell table:formula="of:=T(&quot;C'est un &quot;) &amp; LOWER(['d - Divers'.A18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E1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Corde</text:p>
          </table:table-cell>
          <table:table-cell office:value-type="string" calcext:value-type="string">
            <text:p>Rope</text:p>
          </table:table-cell>
          <table:table-cell table:formula="of:=T(&quot;C'est un &quot;) &amp; LOWER(['d - Divers'.A19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Puzzle</text:p>
          </table:table-cell>
          <table:table-cell office:value-type="string" calcext:value-type="string">
            <text:p>Jigsaw Puzzle</text:p>
          </table:table-cell>
          <table:table-cell table:formula="of:=T(&quot;C'est un &quot;) &amp; LOWER(['d - Divers'.A20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Bout de bois</text:p>
          </table:table-cell>
          <table:table-cell office:value-type="string" calcext:value-type="string">
            <text:p>Branch</text:p>
          </table:table-cell>
          <table:table-cell table:formula="of:=T(&quot;C'est un &quot;) &amp; LOWER(['d - Divers'.A21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Bougie</text:p>
          </table:table-cell>
          <table:table-cell office:value-type="string" calcext:value-type="string">
            <text:p>Candle</text:p>
          </table:table-cell>
          <table:table-cell table:formula="of:=T(&quot;C'est un &quot;) &amp; LOWER(['d - Divers'.A22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office:value-type="string" calcext:value-type="string">
            <text:p>Shirt button</text:p>
          </table:table-cell>
          <table:table-cell table:formula="of:=T(&quot;C'est un &quot;) &amp; LOWER(['d - Divers'.A23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2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Lanterne</text:p>
          </table:table-cell>
          <table:table-cell office:value-type="string" calcext:value-type="string">
            <text:p>Lantern</text:p>
          </table:table-cell>
          <table:table-cell table:formula="of:=T(&quot;C'est un &quot;) &amp; LOWER(['d - Divers'.A24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E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Louche</text:p>
          </table:table-cell>
          <table:table-cell office:value-type="string" calcext:value-type="string">
            <text:p>Ladle</text:p>
          </table:table-cell>
          <table:table-cell table:formula="of:=T(&quot;C'est un &quot;) &amp; LOWER(['d - Divers'.A25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table:formula="of:=T(&quot;C'est un &quot;) &amp; LOWER(['d - Divers'.A26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2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 table:formula="of:=T(&quot;C'est un &quot;) &amp; LOWER(['d - Divers'.A27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7">
          <table:table-cell office:value-type="string" calcext:value-type="string">
            <text:p>Carafe</text:p>
          </table:table-cell>
          <table:table-cell office:value-type="string" calcext:value-type="string">
            <text:p>Water Pitcher</text:p>
          </table:table-cell>
          <table:table-cell table:formula="of:=T(&quot;C'est un &quot;) &amp; LOWER(['d - Divers'.A28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office:value-type="string" calcext:value-type="string">
            <text:p>Silver Glass</text:p>
          </table:table-cell>
          <table:table-cell table:formula="of:=T(&quot;C'est un &quot;) &amp; LOWER(['d - Divers'.A29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2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Guitare</text:p>
          </table:table-cell>
          <table:table-cell office:value-type="string" calcext:value-type="string">
            <text:p>Guitar</text:p>
          </table:table-cell>
          <table:table-cell table:formula="of:=T(&quot;C'est un &quot;) &amp; LOWER(['d - Divers'.A30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E30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Accordéon</text:p>
          </table:table-cell>
          <table:table-cell office:value-type="string" calcext:value-type="string">
            <text:p>Accordion</text:p>
          </table:table-cell>
          <table:table-cell table:formula="of:=T(&quot;C'est un &quot;) &amp; LOWER(['d - Divers'.A31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lûte</text:p>
          </table:table-cell>
          <table:table-cell office:value-type="string" calcext:value-type="string">
            <text:p>Flute</text:p>
          </table:table-cell>
          <table:table-cell table:formula="of:=T(&quot;C'est un &quot;) &amp; LOWER(['d - Divers'.A32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table:formula="of:=T(&quot;C'est un &quot;) &amp; LOWER(['d - Divers'.A33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Peluche</text:p>
          </table:table-cell>
          <table:table-cell office:value-type="string" calcext:value-type="string">
            <text:p>Teddy Bear</text:p>
          </table:table-cell>
          <table:table-cell table:formula="of:=T(&quot;C'est un &quot;) &amp; LOWER(['d - Divers'.A34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4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pour enfant</text:p>
          </table:table-cell>
          <table:table-cell office:value-type="string" calcext:value-type="string">
            <text:p>Children’s Book</text:p>
          </table:table-cell>
          <table:table-cell table:formula="of:=T(&quot;C'est un &quot;) &amp; LOWER(['d - Divers'.A35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Canne à pêche</text:p>
          </table:table-cell>
          <table:table-cell office:value-type="string" calcext:value-type="string">
            <text:p>Fishing Rod</text:p>
          </table:table-cell>
          <table:table-cell table:formula="of:=T(&quot;C'est un &quot;) &amp; LOWER(['d - Divers'.A36])" office:value-type="string" office:string-value="C'est un canne à pêche" calcext:value-type="string">
            <text:p>C'est un canne à pêch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21:32:04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2H30M41S</meta:editing-duration>
    <meta:editing-cycles>107</meta:editing-cycles>
    <meta:generator>LibreOffice/6.1.2.1$Windows_X86_64 LibreOffice_project/65905a128db06ba48db947242809d14d3f9a93fe</meta:generator>
    <meta:creation-date>2016-11-30T17:08:03.721000000</meta:creation-date>
    <dc:date>2020-07-18T13:08:07.093000000</dc:date>
    <meta:document-statistic meta:table-count="4" meta:cell-count="1993" meta:object-count="0"/>
  </office:meta>
</office:document-meta>
</file>